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7fdd3" officeooo:paragraph-rsid="0007fdd3"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style:text-properties style:font-name="Arial" fo:font-weight="bold" officeooo:rsid="00097321" officeooo:paragraph-rsid="00097321"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97321" officeooo:paragraph-rsid="00097321"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2"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7fdd3"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973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text:span text:style-name="T5">No</text:span></text:p>
          </table:table-cell>
          <table:table-cell table:style-name="Table1.A1" office:value-type="string">
            <text:p text:style-name="P11"><text:span text:style-name="T5">Date</text:span></text:p>
          </table:table-cell>
          <table:table-cell table:style-name="Table1.A1" office:value-type="string">
            <text:p text:style-name="P11"><text:span text:style-name="T5">Assigned Tasks/ Description of work</text:span></text:p>
          </table:table-cell>
          <table:table-cell table:style-name="Table1.A1" office:value-type="string">
            <text:p text:style-name="P11"><text:span text:style-name="T5">Completion status</text:span></text:p>
          </table:table-cell>
          <table:table-cell table:style-name="Table1.A1" office:value-type="string">
            <text:p text:style-name="P11"><text:span text:style-name="T5">Remarks</text:span></text:p>
          </table:table-cell>
        </table:table-row>
        <table:table-row table:style-name="Table1.2">
          <table:table-cell table:style-name="Table1.A1" office:value-type="string">
            <text:p text:style-name="P11"><text:span text:style-name="T3">1</text:span></text:p>
          </table:table-cell>
          <table:table-cell table:style-name="Table1.A1" office:value-type="string">
            <text:p text:style-name="P11"><text:span text:style-name="T4">3</text:span><text:span text:style-name="T3">-</text:span><text:span text:style-name="T4">6</text:span><text:span text:style-name="T3">-2019</text:span></text:p>
          </table:table-cell>
          <table:table-cell table:style-name="Table1.A1" office:value-type="string">
            <text:p text:style-name="P8"><text:bookmark text:name="_GoBack"/>(1)<text:span text:style-name="T6">Java <text:s/>Assignment(Modify insert recursive method)</text:span></text:p>
            <text:p text:style-name="P9">(2)Read Java naming convention</text:p>
            <text:p text:style-name="P9"/>
          </table:table-cell>
          <table:table-cell table:style-name="Table1.A1" office:value-type="string">
            <text:p text:style-name="P10">Done</text:p>
          </table:table-cell>
          <table:table-cell table:style-name="Table1.A1" office:value-type="string">
            <text:p text:style-name="P7"/>
          </table:table-cell>
        </table:table-row>
        <table:table-row table:style-name="Table1.3">
          <table:table-cell table:style-name="Table1.A1" office:value-type="string">
            <text:p text:style-name="P11"><text:span text:style-name="T3">2</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1"><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1"><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oft-page-break/><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4</meta:editing-cycles>
    <meta:creation-date>2019-05-02T07:22:00</meta:creation-date>
    <dc:date>2019-06-03T15:37:19.892000000</dc:date>
    <meta:editing-duration>PT3H3M21S</meta:editing-duration>
    <meta:generator>LibreOffice/6.2.4.2$Windows_X86_64 LibreOffice_project/2412653d852ce75f65fbfa83fb7e7b669a126d64</meta:generator>
    <meta:document-statistic meta:table-count="1" meta:image-count="0" meta:object-count="0" meta:page-count="2" meta:paragraph-count="24" meta:word-count="124" meta:character-count="792" meta:non-whitespace-character-count="6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